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ndidateComponentsIndexTests.getCandidat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ndidateComponentsIndexTests.createSample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ndidateComponentsIndexTests.getCandidateTypesSubPackag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ndidateComponentsIndexTests.mergeCandidateStereo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ndidateComponentsIndexTests.getCandidateTypesSub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ndidateComponentsIndexTests.getCandidateTypes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ndidateComponentsIndexTests.createProperties( String key , String stereo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